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int 1 </text:p>
      <text:p text:style-name="P6"/>
      <text:p text:style-name="P6"/>
      <text:p text:style-name="Standard"/>
      <text:p text:style-name="P1">Backlog :</text:p>
      <text:p text:style-name="Standard"/>
      <text:list xml:id="list31238355" text:style-name="L1">
        <text:list-item>
          <text:p text:style-name="P2">création d'un nouveau répertoire sous Git</text:p>
        </text:list-item>
        <text:list-item>
          <text:p text:style-name="P2">ajout des fichiers de suivi sur le répertoire Git</text:p>
        </text:list-item>
        <text:list-item>
          <text:p text:style-name="P2">écriture des stories et des fonctionnalités</text:p>
        </text:list-item>
        <text:list-item>
          <text:p text:style-name="P2">définition de la structure de données</text:p>
        </text:list-item>
        <text:list-item>
          <text:p text:style-name="P2">mise en place de la structure de données </text:p>
        </text:list-item>
        <text:list-item>
          <text:p text:style-name="P2">rédaction de la documentation pour le Sprint 1</text:p>
          <text:p text:style-name="P2"/>
        </text:list-item>
      </text:list>
      <text:p text:style-name="P1">Estimations + affectations :</text:p>
      <text:p text:style-name="Standard"/>
      <text:list xml:id="list31245329" text:style-name="L2">
        <text:list-item>
          <text:p text:style-name="P3">mis en place d'un répertoire pour le projet sous Git et ajout des collaborateurs (Cyrielle Bazart) : 15 minutes</text:p>
          <text:p text:style-name="P3"/>
        </text:list-item>
        <text:list-item>
          <text:p text:style-name="P3">ajout des fichiers de suivi sur le répertoire Git (Cyrielle Bazart &amp; Romain Dartois) : 15 minutes</text:p>
        </text:list-item>
      </text:list>
      <text:p text:style-name="Standard"/>
      <text:list xml:id="list31244145" text:style-name="L3">
        <text:list-item>
          <text:p text:style-name="P4">écriture du backlog (Cyrielle Bazart &amp; Romain Dartois) </text:p>
          <text:list>
            <text:list-header>
              <text:p text:style-name="P4">- stories : 1 heure</text:p>
              <text:p text:style-name="P4">- product backlog : 1h</text:p>
              <text:p text:style-name="P4">- planning poker : 30 minutes</text:p>
            </text:list-header>
          </text:list>
        </text:list-item>
      </text:list>
      <text:p text:style-name="Standard"/>
      <text:list xml:id="list31266554" text:style-name="L4">
        <text:list-item>
          <text:p text:style-name="P5">définition de la structure de données (Cyrielle Bazart &amp; Romain Dartois &amp; Anthony Da Silva &amp; Jérémy Geoffroy) : 2h</text:p>
          <text:p text:style-name="P5"/>
        </text:list-item>
        <text:list-item>
          <text:p text:style-name="P5">mise en place de la structure de données (Anthony Da Silva &amp; Jérémy Geoffroy) : </text:p>
          <text:list>
            <text:list-header>
              <text:p text:style-name="P5">- écriture de la structure de données : 1h30</text:p>
              <text:p text:style-name="P5"/>
            </text:list-header>
          </text:list>
        </text:list-item>
        <text:list-item>
          <text:p text:style-name="P5">rédaction de la documentation du Sprint1 : 30 minutes</text:p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5-08T11:29:00.09</dc:date>
    <meta:editing-duration>PT1H8M58S</meta:editing-duration>
    <meta:editing-cycles>16</meta:editing-cycles>
    <meta:generator>LibreOffice/3.5$Windows_x86 LibreOffice_project/281b639-6baa1d3-ef66a77-d866f25-f36d45f</meta:generator>
    <meta:document-statistic meta:table-count="0" meta:image-count="0" meta:object-count="1" meta:page-count="2" meta:paragraph-count="20" meta:word-count="183" meta:character-count="959" meta:non-whitespace-character-count="8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221cm" svg:y="3.666cm" style:legend-expansion="high" chart:style-name="ch3"/>
        <chart:plot-area chart:style-name="ch4" chart:data-source-has-labels="both" svg:x="0.763cm" svg:y="1.551cm" svg:width="11.832cm" svg:height="5.826cm">
          <chartooo:coordinate-region svg:x="1.384cm" svg:y="1.763cm" svg:width="11.211cm" svg:height="5.402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